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estislandblog.com/ethereum-researchers-propose-beam-chain-for-greater-scalability-and-security/</text:p>
          </table:table-cell>
          <table:table-cell office:value-type="string" table:style-name="ce1">
            <text:p>West Island Blog</text:p>
          </table:table-cell>
          <table:table-cell office:value-type="date" office:date-value="2024-11-14T00:00:00" table:style-name="ce3">
            <text:p>11/14/24</text:p>
          </table:table-cell>
          <table:table-cell office:value-type="string" table:style-name="ce1">
            <text:p>Ethereum Researchers Propose ‘Beam Chain’ for Greater Scalability and Security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number-rows-repeated="1046722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Oana Gherman</dc:creator>
    <dc:date>2024-11-25T18:26:47Z</dc:date>
    <meta:editing-cycles>129</meta:editing-cycles>
    <meta:editing-duration>PT11400S</meta:editing-duration>
  </office:meta>
</office:document-meta>
</file>